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, 'Times New Roman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108e70" style:language-asian="zxx" style:country-asian="none" style:language-complex="zxx" style:country-complex="none"/>
    </style:style>
    <style:style style:name="P2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1" fo:font-size="12pt" fo:language="zxx" fo:country="none" officeooo:paragraph-rsid="00108e70" style:font-size-asian="12pt" style:language-asian="zxx" style:country-asian="none" style:font-name-complex="Times New Roman2" style:language-complex="zxx" style:country-complex="none"/>
    </style:style>
    <style:style style:name="P3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1" fo:font-size="12pt" fo:language="zxx" fo:country="none" officeooo:paragraph-rsid="00108e70" style:font-size-asian="12pt" style:language-asian="zxx" style:country-asian="none" style:font-name-complex="Times New Roman2" style:language-complex="zxx" style:country-complex="none"/>
    </style:style>
    <style:style style:name="P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1" fo:font-size="12pt" fo:language="zxx" fo:country="none" officeooo:paragraph-rsid="00108e70" style:font-size-asian="12pt" style:language-asian="zxx" style:country-asian="none" style:font-name-complex="Times New Roman2" style:language-complex="zxx" style:country-complex="none"/>
    </style:style>
    <style:style style:name="P5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1" fo:font-size="12pt" fo:language="zxx" fo:country="none" fo:font-weight="bold" officeooo:paragraph-rsid="00108e70" style:font-size-asian="12pt" style:language-asian="zxx" style:country-asian="none" style:font-weight-asian="bold" style:font-name-complex="Times New Roman2" style:language-complex="zxx" style:country-complex="none"/>
    </style:style>
    <style:style style:name="P6" style:family="paragraph" style:parent-style-name="Standard">
      <style:paragraph-properties fo:margin-left="0cm" fo:margin-right="1.78cm" fo:line-height="125%" fo:text-align="center" style:justify-single-word="false" fo:text-indent="0cm" style:auto-text-indent="false"/>
      <style:text-properties style:font-name="Times New Roman" fo:font-size="14pt" fo:language="zxx" fo:country="none" fo:font-weight="bold" officeooo:paragraph-rsid="00108e70" style:font-size-asian="14pt" style:language-asian="zxx" style:country-asian="none" style:font-weight-asian="bold" style:font-name-complex="Times New Roman" style:font-size-complex="14pt" style:language-complex="zxx" style:country-complex="none"/>
    </style:style>
    <style:style style:name="P7" style:family="paragraph" style:parent-style-name="Standard">
      <style:paragraph-properties fo:margin-left="0cm" fo:margin-right="1.78cm" fo:line-height="125%" fo:text-align="start" style:justify-single-word="false" fo:text-indent="0cm" style:auto-text-indent="false"/>
      <style:text-properties style:font-name="Times New Roman" fo:font-size="14pt" fo:language="zxx" fo:country="none" fo:font-weight="bold" officeooo:paragraph-rsid="00108e70" style:font-size-asian="14pt" style:language-asian="zxx" style:country-asian="none" style:font-weight-asian="bold" style:font-name-complex="Times New Roman" style:font-size-complex="14pt" style:language-complex="zxx" style:country-complex="none"/>
    </style:style>
    <style:style style:name="P8" style:family="paragraph" style:parent-style-name="Standard">
      <style:paragraph-properties fo:margin-left="0cm" fo:margin-right="1.78cm" fo:line-height="125%" fo:text-align="start" style:justify-single-word="false" fo:text-indent="0cm" style:auto-text-indent="false"/>
      <style:text-properties style:font-name="Times New Roman" fo:font-size="14pt" fo:language="zxx" fo:country="none" fo:font-weight="bold" officeooo:paragraph-rsid="00108e70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P9" style:family="paragraph" style:parent-style-name="Standard">
      <style:paragraph-properties fo:margin-left="0cm" fo:margin-right="1.78cm" fo:line-height="125%" fo:text-align="start" style:justify-single-word="false" fo:text-indent="0cm" style:auto-text-indent="false"/>
      <style:text-properties style:font-name="Times New Roman" fo:font-size="14pt" fo:language="zxx" fo:country="none" fo:font-weight="bold" officeooo:rsid="00108e70" officeooo:paragraph-rsid="00108e70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P10" style:family="paragraph" style:parent-style-name="Standard">
      <loext:graphic-properties draw:fill="solid" draw:fill-color="#2b2b2b"/>
      <style:paragraph-properties fo:margin-left="0cm" fo:margin-right="1.78cm" fo:line-height="125%" fo:text-align="start" style:justify-single-word="false" fo:text-indent="0cm" style:auto-text-indent="false" fo:background-color="#2b2b2b" fo:padding="0cm" fo:border="none" style:shadow="none"/>
      <style:text-properties style:font-name="Times New Roman" fo:font-size="14pt" fo:language="zxx" fo:country="none" fo:font-weight="bold" officeooo:rsid="00108e70" officeooo:paragraph-rsid="00108e70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P11" style:family="paragraph" style:parent-style-name="Standard">
      <style:paragraph-properties fo:margin-left="0cm" fo:margin-right="1.78cm" fo:line-height="125%" fo:text-align="start" style:justify-single-word="false" fo:text-indent="0cm" style:auto-text-indent="false"/>
      <style:text-properties style:font-name="Times New Roman" fo:font-size="14pt" fo:language="zxx" fo:country="none" fo:font-weight="normal" officeooo:rsid="00108e70" officeooo:paragraph-rsid="00108e70" style:font-size-asian="14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12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fo:language="zxx" fo:country="none" officeooo:paragraph-rsid="00108e70" style:language-asian="zxx" style:country-asian="none" style:language-complex="zxx" style:country-complex="none"/>
    </style:style>
    <style:style style:name="P13" style:family="paragraph" style:parent-style-name="Text_20_body">
      <style:paragraph-properties fo:margin-left="10.816cm" fo:margin-right="0cm" fo:text-indent="0cm" style:auto-text-indent="false"/>
      <style:text-properties fo:language="zxx" fo:country="none" officeooo:rsid="001014e2" officeooo:paragraph-rsid="00108e70" style:language-asian="zxx" style:country-asian="none" style:language-complex="zxx" style:country-complex="none"/>
    </style:style>
    <style:style style:name="P14" style:family="paragraph" style:parent-style-name="Text_20_body">
      <style:paragraph-properties fo:margin-left="10.816cm" fo:margin-right="0cm" fo:line-height="0.568cm" fo:text-indent="0cm" style:auto-text-indent="false"/>
      <style:text-properties fo:language="zxx" fo:country="none" officeooo:paragraph-rsid="00108e70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04cm" fo:margin-bottom="0cm" style:contextual-spacing="false"/>
      <style:text-properties fo:language="zxx" fo:country="none" officeooo:paragraph-rsid="00108e70" style:language-asian="zxx" style:country-asian="none" style:language-complex="zxx" style:country-complex="none"/>
    </style:style>
    <style:style style:name="P16" style:family="paragraph" style:parent-style-name="Text_20_body">
      <style:paragraph-properties fo:margin-left="10.816cm" fo:margin-right="0cm" fo:text-indent="0cm" style:auto-text-indent="false"/>
      <style:text-properties fo:language="zxx" fo:country="none" officeooo:paragraph-rsid="00108e70" style:language-asian="zxx" style:country-asian="none" style:language-complex="zxx" style:country-complex="none"/>
    </style:style>
    <style:style style:name="P17" style:family="paragraph" style:parent-style-name="Text_20_body">
      <style:paragraph-properties fo:margin-top="0.018cm" fo:margin-bottom="0cm" style:contextual-spacing="false" fo:text-align="center" style:justify-single-word="false"/>
      <style:text-properties fo:font-size="10.5pt" fo:language="zxx" fo:country="none" fo:font-weight="bold" officeooo:paragraph-rsid="00108e70" style:font-size-asian="10.5pt" style:language-asian="zxx" style:country-asian="none" style:font-weight-asian="bold" style:language-complex="zxx" style:country-complex="none"/>
    </style:style>
    <style:style style:name="P18" style:family="paragraph" style:parent-style-name="Text_20_body">
      <style:text-properties fo:font-size="13pt" fo:language="zxx" fo:country="none" officeooo:paragraph-rsid="00108e70" style:font-size-asian="13pt" style:language-asian="zxx" style:country-asian="none" style:language-complex="zxx" style:country-complex="none"/>
    </style:style>
    <style:style style:name="P19" style:family="paragraph" style:parent-style-name="Text_20_body">
      <style:text-properties fo:font-size="15pt" fo:language="zxx" fo:country="none" officeooo:paragraph-rsid="00108e70" style:font-size-asian="15pt" style:language-asian="zxx" style:country-asian="none" style:language-complex="zxx" style:country-complex="none"/>
    </style:style>
    <style:style style:name="P20" style:family="paragraph" style:parent-style-name="Text_20_body">
      <style:paragraph-properties fo:margin-top="0.018cm" fo:margin-bottom="0cm" style:contextual-spacing="false"/>
      <style:text-properties fo:font-size="18.5pt" fo:language="zxx" fo:country="none" officeooo:paragraph-rsid="00108e70" style:font-size-asian="18.5pt" style:language-asian="zxx" style:country-asian="none" style:language-complex="zxx" style:country-complex="none"/>
    </style:style>
    <style:style style:name="P21" style:family="paragraph" style:parent-style-name="Text_20_body">
      <style:paragraph-properties fo:margin-top="0.004cm" fo:margin-bottom="0cm" style:contextual-spacing="false"/>
      <style:text-properties fo:font-size="14.5pt" fo:language="zxx" fo:country="none" officeooo:paragraph-rsid="00108e70" style:font-size-asian="14.5pt" style:language-asian="zxx" style:country-asian="none" style:language-complex="zxx" style:country-complex="none"/>
    </style:style>
    <style:style style:name="P22" style:family="paragraph" style:parent-style-name="Text_20_body">
      <style:text-properties fo:font-size="20.5pt" fo:language="zxx" fo:country="none" officeooo:paragraph-rsid="00108e70" style:font-size-asian="20.5pt" style:language-asian="zxx" style:country-asian="none" style:language-complex="zxx" style:country-complex="none"/>
    </style:style>
    <style:style style:name="P23" style:family="paragraph" style:parent-style-name="Text_20_body">
      <style:paragraph-properties fo:margin-top="0.014cm" fo:margin-bottom="0cm" style:contextual-spacing="false"/>
      <style:text-properties fo:font-size="20.5pt" fo:language="zxx" fo:country="none" officeooo:paragraph-rsid="00108e70" style:font-size-asian="20.5pt" style:language-asian="zxx" style:country-asian="none" style:language-complex="zxx" style:country-complex="none"/>
    </style:style>
    <style:style style:name="T1" style:family="text">
      <style:text-properties style:font-name="Times New Roman1" fo:font-size="18pt" fo:font-weight="bold" style:font-size-asian="18pt" style:font-weight-asian="bold" style:font-name-complex="Times New Roman2"/>
    </style:style>
    <style:style style:name="T2" style:family="text">
      <style:text-properties style:font-name="Times New Roman1" fo:font-size="18pt" fo:font-weight="bold" officeooo:rsid="00108e70" style:font-size-asian="18pt" style:font-weight-asian="bold" style:font-name-complex="Times New Roman2"/>
    </style:style>
    <style:style style:name="T3" style:family="text">
      <style:text-properties style:font-name="Times New Roman1" fo:font-size="18pt" fo:language="en" fo:country="US" fo:font-weight="bold" officeooo:rsid="00108e70" style:font-size-asian="18pt" style:font-weight-asian="bold" style:font-name-complex="Times New Roman2"/>
    </style:style>
    <style:style style:name="T4" style:family="text">
      <style:text-properties style:font-name="Times New Roman1" fo:font-size="14pt" style:font-size-asian="14pt" style:font-name-complex="Times New Roman2" style:font-size-complex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908b25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 ВЫСШЕГО ОБРАЗОВАНИЯ</text:p>
      <text:p text:style-name="P5">«БЕЛГОРОДСКИЙ ГОСУДАРСТВЕННЫЙ ТЕХНОЛОГИЧЕСКИЙ УНИВЕРСИТЕТ им. В. Г. ШУХОВА» (БГТУ им. В.Г. Шухова)</text:p>
      <text:p text:style-name="P17"/>
      <text:p text:style-name="P3">Кафедра программного обеспечения вычислительной техники и автоматизированных систем</text:p>
      <text:p text:style-name="P18"/>
      <text:p text:style-name="P18"/>
      <text:p text:style-name="P18"/>
      <text:p text:style-name="P18"/>
      <text:p text:style-name="P18"/>
      <text:p text:style-name="P15"/>
      <text:p text:style-name="P1"><text:span text:style-name="T1">Лабораторная работа №</text:span><text:span text:style-name="T2">2</text:span><text:span text:style-name="T1"><text:line-break/></text:span><text:span text:style-name="T4">по дисциплине: «Теория информации»</text:span></text:p>
      <text:p text:style-name="P19"/>
      <text:p text:style-name="P19"/>
      <text:p text:style-name="P19"/>
      <text:p text:style-name="P19"/>
      <text:p text:style-name="P20"/>
      <text:p text:style-name="P16">Выполнил: ст. группы ПВ-211</text:p>
      <text:p text:style-name="P13">Чувилко Илья Романович</text:p>
      <text:p text:style-name="P21"/>
      <text:p text:style-name="P14">Проверил:</text:p>
      <text:p text:style-name="P14">Твердохлеб В.В.</text:p>
      <text:p text:style-name="P19"/>
      <text:p text:style-name="P22"/>
      <text:p text:style-name="P23"/>
      <text:p text:style-name="P23"/>
      <text:p text:style-name="P23"/>
      <text:p text:style-name="P12">Белгород 2023 г.</text:p>
      <text:p text:style-name="P6"><text:soft-page-break/>Исследование кодов Шеннона-Фано</text:p>
      <text:p text:style-name="P7">Цель работы: <text:span text:style-name="T5">изучить коды Шеннона-Фано, написать программу для кодирования сообщения методом Шеннона-Фано</text:span></text:p>
      <text:p text:style-name="P8">Ход работы</text:p>
      <text:p text:style-name="P9">Код программы:</text:p>
      <text:p text:style-name="P10"><text:span text:style-name="T6">#include </text:span><text:span text:style-name="T7">&lt;iostream&gt;</text:span><text:line-break/><text:span text:style-name="T6">#include </text:span><text:span text:style-name="T7">&lt;vector&gt;</text:span><text:line-break/><text:span text:style-name="T6">#include </text:span><text:span text:style-name="T7">&lt;iomanip&gt;</text:span><text:line-break/><text:span text:style-name="T6">#include </text:span><text:span text:style-name="T7">"cmath"</text:span><text:line-break/><text:span text:style-name="T6">#include </text:span><text:span text:style-name="T7">&lt;windows.h&gt;</text:span><text:line-break/><text:line-break/><text:span text:style-name="T8">using namespace </text:span><text:span text:style-name="T9">std</text:span><text:span text:style-name="T8">;</text:span><text:line-break/><text:line-break/><text:span text:style-name="T8">int </text:span><text:span text:style-name="T10">length</text:span><text:span text:style-name="T8">;</text:span><text:line-break/><text:span text:style-name="T11">string </text:span><text:span text:style-name="T10">message</text:span><text:span text:style-name="T8">;</text:span><text:line-break/><text:line-break/><text:span text:style-name="T8">struct </text:span><text:span text:style-name="T9">SymbolCode </text:span><text:span text:style-name="T10">{</text:span><text:line-break/><text:span text:style-name="T10"> <text:s/></text:span><text:span text:style-name="T8">char </text:span><text:span text:style-name="T12">symbol</text:span><text:span text:style-name="T8">;</text:span><text:line-break/><text:span text:style-name="T8"> <text:s/>int </text:span><text:span text:style-name="T12">count</text:span><text:span text:style-name="T8">;</text:span><text:line-break/><text:span text:style-name="T8"> <text:s/>float </text:span><text:span text:style-name="T12">probability</text:span><text:span text:style-name="T8">;</text:span><text:line-break/><text:span text:style-name="T8"> <text:s/></text:span><text:span text:style-name="T11">string </text:span><text:span text:style-name="T12">code</text:span><text:span text:style-name="T8">;</text:span><text:line-break/><text:line-break/><text:span text:style-name="T8"> <text:s/></text:span><text:span text:style-name="T13">SymbolCode</text:span><text:span text:style-name="T10">(</text:span><text:span text:style-name="T8">char </text:span><text:span text:style-name="T10">symbol) {</text:span><text:line-break/><text:span text:style-name="T10"> <text:s text:c="3"/></text:span><text:span text:style-name="T8">this</text:span><text:span text:style-name="T10">-&gt;</text:span><text:span text:style-name="T12">symbol </text:span><text:span text:style-name="T10">= symbol</text:span><text:span text:style-name="T8">;</text:span><text:line-break/><text:span text:style-name="T8"> <text:s text:c="3"/>this</text:span><text:span text:style-name="T10">-&gt;</text:span><text:span text:style-name="T12">count </text:span><text:span text:style-name="T10">= </text:span><text:span text:style-name="T14">1</text:span><text:span text:style-name="T8">;</text:span><text:line-break/><text:span text:style-name="T8"> <text:s text:c="3"/>this</text:span><text:span text:style-name="T10">-&gt;</text:span><text:span text:style-name="T12">probability </text:span><text:span text:style-name="T10">= (</text:span><text:span text:style-name="T8">float</text:span><text:span text:style-name="T10">) </text:span><text:span text:style-name="T14">1 </text:span><text:span text:style-name="T10">/ (</text:span><text:span text:style-name="T8">float</text:span><text:span text:style-name="T10">) length</text:span><text:span text:style-name="T8">;</text:span><text:line-break/><text:span text:style-name="T8"> <text:s/></text:span><text:span text:style-name="T10">}</text:span><text:line-break/><text:span text:style-name="T10">}</text:span><text:span text:style-name="T8">;</text:span><text:line-break/><text:line-break/><text:span text:style-name="T8">void </text:span><text:span text:style-name="T13">pushToTable</text:span><text:span text:style-name="T10">(</text:span><text:span text:style-name="T8">char </text:span><text:span text:style-name="T10">c</text:span><text:span text:style-name="T8">, </text:span><text:span text:style-name="T9">vector</text:span><text:span text:style-name="T10">&lt;</text:span><text:span text:style-name="T9">SymbolCode</text:span><text:span text:style-name="T10">&gt; &amp;symbolCodeTable) {</text:span><text:line-break/><text:span text:style-name="T10"> <text:s/></text:span><text:span text:style-name="T8">for </text:span><text:span text:style-name="T10">(</text:span><text:span text:style-name="T8">auto </text:span><text:span text:style-name="T10">&amp;i: symbolCodeTable)</text:span><text:line-break/><text:span text:style-name="T10"> <text:s text:c="3"/></text:span><text:span text:style-name="T8">if </text:span><text:span text:style-name="T10">(i.</text:span><text:span text:style-name="T12">symbol </text:span><text:span text:style-name="T10">== c) {</text:span><text:line-break/><text:span text:style-name="T10"> <text:s text:c="5"/>i.</text:span><text:span text:style-name="T12">count</text:span><text:span text:style-name="T10">++</text:span><text:span text:style-name="T8">;</text:span><text:line-break/><text:span text:style-name="T8"> <text:s text:c="5"/></text:span><text:span text:style-name="T10">i.</text:span><text:span text:style-name="T12">probability </text:span><text:span text:style-name="T10">= (</text:span><text:span text:style-name="T8">float</text:span><text:span text:style-name="T10">) i.</text:span><text:span text:style-name="T12">count </text:span><text:span text:style-name="T10">/ (</text:span><text:span text:style-name="T8">float</text:span><text:span text:style-name="T10">) length</text:span><text:span text:style-name="T8">;</text:span><text:line-break/><text:span text:style-name="T8"> <text:s text:c="5"/>return;</text:span><text:line-break/><text:span text:style-name="T8"> <text:s text:c="3"/></text:span><text:span text:style-name="T10">}</text:span><text:line-break/><text:span text:style-name="T10"> <text:s/>symbolCodeTable.emplace_back(c)</text:span><text:span text:style-name="T8">;</text:span><text:line-break/><text:span text:style-name="T10">}</text:span><text:line-break/><text:line-break/><text:span text:style-name="T8">void </text:span><text:span text:style-name="T13">readMessage</text:span><text:span text:style-name="T10">(</text:span><text:span text:style-name="T9">vector</text:span><text:span text:style-name="T10">&lt;</text:span><text:span text:style-name="T9">SymbolCode</text:span><text:span text:style-name="T10">&gt; &amp;symbolCodeTable) {</text:span><text:line-break/><text:span text:style-name="T10"> <text:s/>getline(cin</text:span><text:span text:style-name="T8">, </text:span><text:span text:style-name="T10">message)</text:span><text:span text:style-name="T8">;</text:span><text:line-break/><text:span text:style-name="T8"> <text:s/></text:span><text:span text:style-name="T10">length = message.size()</text:span><text:span text:style-name="T8">;</text:span><text:line-break/><text:span text:style-name="T8"> <text:s/>for </text:span><text:span text:style-name="T10">(</text:span><text:span text:style-name="T8">auto </text:span><text:span text:style-name="T10">c: message)</text:span><text:line-break/><text:span text:style-name="T10"> <text:s text:c="3"/>pushToTable(c</text:span><text:span text:style-name="T8">, </text:span><text:span text:style-name="T10">symbolCodeTable)</text:span><text:span text:style-name="T8">;</text:span><text:line-break/><text:span text:style-name="T10">}</text:span><text:line-break/><text:line-break/><text:soft-page-break/><text:span text:style-name="T8">void </text:span><text:span text:style-name="T13">swap</text:span><text:span text:style-name="T10">(</text:span><text:span text:style-name="T9">SymbolCode </text:span><text:span text:style-name="T10">*a</text:span><text:span text:style-name="T8">, </text:span><text:span text:style-name="T9">SymbolCode </text:span><text:span text:style-name="T10">*b) {</text:span><text:line-break/><text:span text:style-name="T10"> <text:s/></text:span><text:span text:style-name="T9">SymbolCode </text:span><text:span text:style-name="T10">tmp = *a</text:span><text:span text:style-name="T8">;</text:span><text:line-break/><text:span text:style-name="T8"> <text:s/></text:span><text:span text:style-name="T10">*a = *b</text:span><text:span text:style-name="T8">;</text:span><text:line-break/><text:span text:style-name="T8"> <text:s/></text:span><text:span text:style-name="T10">*b = tmp</text:span><text:span text:style-name="T8">;</text:span><text:line-break/><text:span text:style-name="T10">}</text:span><text:line-break/><text:line-break/><text:span text:style-name="T8">void </text:span><text:span text:style-name="T13">sort</text:span><text:span text:style-name="T10">(</text:span><text:span text:style-name="T9">vector</text:span><text:span text:style-name="T10">&lt;</text:span><text:span text:style-name="T9">SymbolCode</text:span><text:span text:style-name="T10">&gt; &amp;symbolCodeTable) {</text:span><text:line-break/><text:span text:style-name="T10"> <text:s/></text:span><text:span text:style-name="T8">for </text:span><text:span text:style-name="T10">(</text:span><text:span text:style-name="T8">int </text:span><text:span text:style-name="T10">i = </text:span><text:span text:style-name="T14">0</text:span><text:span text:style-name="T8">; </text:span><text:span text:style-name="T10">i &lt; symbolCodeTable.size() - </text:span><text:span text:style-name="T14">1</text:span><text:span text:style-name="T8">; </text:span><text:span text:style-name="T10">i++) {</text:span><text:line-break/><text:span text:style-name="T10"> <text:s text:c="3"/></text:span><text:span text:style-name="T8">int </text:span><text:span text:style-name="T10">maxIndex = i</text:span><text:span text:style-name="T8">;</text:span><text:line-break/><text:span text:style-name="T8"> <text:s text:c="3"/>for </text:span><text:span text:style-name="T10">(</text:span><text:span text:style-name="T8">int </text:span><text:span text:style-name="T10">j = i + </text:span><text:span text:style-name="T14">1</text:span><text:span text:style-name="T8">; </text:span><text:span text:style-name="T10">j &lt; symbolCodeTable.size()</text:span><text:span text:style-name="T8">; </text:span><text:span text:style-name="T10">j++)</text:span><text:line-break/><text:span text:style-name="T10"> <text:s text:c="5"/></text:span><text:span text:style-name="T8">if </text:span><text:span text:style-name="T10">(symbolCodeTable</text:span><text:span text:style-name="T15">[</text:span><text:span text:style-name="T10">j</text:span><text:span text:style-name="T15">]</text:span><text:span text:style-name="T10">.</text:span><text:span text:style-name="T12">count </text:span><text:span text:style-name="T10">&gt; symbolCodeTable</text:span><text:span text:style-name="T15">[</text:span><text:span text:style-name="T10">maxIndex</text:span><text:span text:style-name="T15">]</text:span><text:span text:style-name="T10">.</text:span><text:span text:style-name="T12">count</text:span><text:span text:style-name="T10">)</text:span><text:line-break/><text:span text:style-name="T10"> <text:s text:c="7"/>maxIndex = j</text:span><text:span text:style-name="T8">;</text:span><text:line-break/><text:span text:style-name="T8"> <text:s text:c="3"/></text:span><text:span text:style-name="T10">swap(&amp;symbolCodeTable</text:span><text:span text:style-name="T15">[</text:span><text:span text:style-name="T10">i</text:span><text:span text:style-name="T15">]</text:span><text:span text:style-name="T8">, </text:span><text:span text:style-name="T10">&amp;symbolCodeTable</text:span><text:span text:style-name="T15">[</text:span><text:span text:style-name="T10">maxIndex</text:span><text:span text:style-name="T15">]</text:span><text:span text:style-name="T10">)</text:span><text:span text:style-name="T8">;</text:span><text:line-break/><text:span text:style-name="T8"> <text:s/></text:span><text:span text:style-name="T10">}</text:span><text:line-break/><text:span text:style-name="T10">}</text:span><text:line-break/><text:line-break/><text:span text:style-name="T8">void </text:span><text:span text:style-name="T13">CodesForSymbolCodesTable_</text:span><text:span text:style-name="T10">(</text:span><text:span text:style-name="T9">vector</text:span><text:span text:style-name="T10">&lt;</text:span><text:span text:style-name="T9">SymbolCode</text:span><text:span text:style-name="T10">&gt; &amp;symbolCodeTable</text:span><text:span text:style-name="T8">,</text:span><text:line-break/><text:span text:style-name="T8"> <text:s text:c="30"/>int </text:span><text:span text:style-name="T10">leftBorder</text:span><text:span text:style-name="T8">, int </text:span><text:span text:style-name="T10">rightBorder) {</text:span><text:line-break/><text:span text:style-name="T10"> <text:s/></text:span><text:span text:style-name="T8">if </text:span><text:span text:style-name="T10">(rightBorder - leftBorder == </text:span><text:span text:style-name="T14">1</text:span><text:span text:style-name="T10">)</text:span><text:line-break/><text:span text:style-name="T10"> <text:s text:c="3"/></text:span><text:span text:style-name="T8">return;</text:span><text:line-break/><text:line-break/><text:span text:style-name="T8"> <text:s/>float </text:span><text:span text:style-name="T10">totalProbabilitiesSum = </text:span><text:span text:style-name="T14">0</text:span><text:span text:style-name="T8">;</text:span><text:line-break/><text:span text:style-name="T8"> <text:s/>for </text:span><text:span text:style-name="T10">(</text:span><text:span text:style-name="T8">int </text:span><text:span text:style-name="T10">i = leftBorder</text:span><text:span text:style-name="T8">; </text:span><text:span text:style-name="T10">i &lt; rightBorder</text:span><text:span text:style-name="T8">; </text:span><text:span text:style-name="T10">i++)</text:span><text:line-break/><text:span text:style-name="T10"> <text:s text:c="3"/>totalProbabilitiesSum += symbolCodeTable</text:span><text:span text:style-name="T15">[</text:span><text:span text:style-name="T10">i</text:span><text:span text:style-name="T15">]</text:span><text:span text:style-name="T10">.</text:span><text:span text:style-name="T12">probability</text:span><text:span text:style-name="T8">;</text:span><text:line-break/><text:line-break/><text:span text:style-name="T8"> <text:s/>int </text:span><text:span text:style-name="T10">i = leftBorder</text:span><text:span text:style-name="T8">;</text:span><text:line-break/><text:span text:style-name="T8"> <text:s/>float </text:span><text:span text:style-name="T10">partialProbabilitiesSum = </text:span><text:span text:style-name="T14">0</text:span><text:span text:style-name="T8">;</text:span><text:line-break/><text:span text:style-name="T8"> <text:s/>while </text:span><text:span text:style-name="T10">(i &lt; rightBorder </text:span><text:span text:style-name="T8">and</text:span><text:line-break/><text:span text:style-name="T8"> <text:s text:c="8"/></text:span><text:span text:style-name="T10">partialProbabilitiesSum &lt; totalProbabilitiesSum / </text:span><text:span text:style-name="T14">2</text:span><text:span text:style-name="T10">) {</text:span><text:line-break/><text:span text:style-name="T10"> <text:s text:c="3"/>partialProbabilitiesSum += symbolCodeTable</text:span><text:span text:style-name="T15">[</text:span><text:span text:style-name="T10">i</text:span><text:span text:style-name="T15">]</text:span><text:span text:style-name="T10">.</text:span><text:span text:style-name="T12">probability</text:span><text:span text:style-name="T8">;</text:span><text:line-break/><text:span text:style-name="T8"> <text:s text:c="3"/></text:span><text:span text:style-name="T10">i++</text:span><text:span text:style-name="T8">;</text:span><text:line-break/><text:span text:style-name="T8"> <text:s/></text:span><text:span text:style-name="T10">}</text:span><text:line-break/><text:line-break/><text:span text:style-name="T10"> <text:s/></text:span><text:span text:style-name="T8">for </text:span><text:span text:style-name="T10">(</text:span><text:span text:style-name="T8">int </text:span><text:span text:style-name="T10">j = leftBorder</text:span><text:span text:style-name="T8">; </text:span><text:span text:style-name="T10">j &lt; i</text:span><text:span text:style-name="T8">; </text:span><text:span text:style-name="T10">j++)</text:span><text:line-break/><text:span text:style-name="T10"> <text:s text:c="3"/>symbolCodeTable</text:span><text:span text:style-name="T15">[</text:span><text:span text:style-name="T10">j</text:span><text:span text:style-name="T15">]</text:span><text:span text:style-name="T10">.</text:span><text:span text:style-name="T12">code </text:span><text:span text:style-name="T15">+= </text:span><text:span text:style-name="T7">'0'</text:span><text:span text:style-name="T8">;</text:span><text:line-break/><text:span text:style-name="T8"> <text:s/>for </text:span><text:span text:style-name="T10">(</text:span><text:span text:style-name="T8">int </text:span><text:span text:style-name="T10">j = i</text:span><text:span text:style-name="T8">; </text:span><text:span text:style-name="T10">j &lt; rightBorder</text:span><text:span text:style-name="T8">; </text:span><text:span text:style-name="T10">j++)</text:span><text:line-break/><text:span text:style-name="T10"> <text:s text:c="3"/>symbolCodeTable</text:span><text:span text:style-name="T15">[</text:span><text:span text:style-name="T10">j</text:span><text:span text:style-name="T15">]</text:span><text:span text:style-name="T10">.</text:span><text:span text:style-name="T12">code </text:span><text:span text:style-name="T15">+= </text:span><text:span text:style-name="T7">'1'</text:span><text:span text:style-name="T8">;</text:span><text:line-break/><text:line-break/><text:span text:style-name="T8"> <text:s/></text:span><text:span text:style-name="T10">CodesForSymbolCodesTable_(symbolCodeTable</text:span><text:span text:style-name="T8">, </text:span><text:span text:style-name="T10">leftBorder</text:span><text:span text:style-name="T8">, </text:span><text:span text:style-name="T10">i)</text:span><text:span text:style-name="T8">;</text:span><text:line-break/><text:span text:style-name="T8"> <text:s/></text:span><text:span text:style-name="T10">CodesForSymbolCodesTable_(symbolCodeTable</text:span><text:span text:style-name="T8">, </text:span><text:span text:style-name="T10">i</text:span><text:span text:style-name="T8">, </text:span><text:span text:style-name="T10">rightBorder)</text:span><text:span text:style-name="T8">;</text:span><text:line-break/><text:span text:style-name="T10">}</text:span><text:line-break/><text:line-break/><text:span text:style-name="T8">void </text:span><text:span text:style-name="T13">CodesForSymbolCodesTable</text:span><text:span text:style-name="T10">(</text:span><text:span text:style-name="T9">vector</text:span><text:span text:style-name="T10">&lt;</text:span><text:span text:style-name="T9">SymbolCode</text:span><text:span text:style-name="T10">&gt; &amp;symbolCodeTable) {</text:span><text:line-break/><text:span text:style-name="T10"> <text:s/>CodesForSymbolCodesTable_(symbolCodeTable</text:span><text:span text:style-name="T8">, </text:span><text:span text:style-name="T14">0</text:span><text:span text:style-name="T8">, </text:span><text:span text:style-name="T10">symbolCodeTable.size())</text:span><text:span text:style-name="T8">;</text:span><text:line-break/><text:span text:style-name="T10">}</text:span><text:line-break/><text:line-break/><text:span text:style-name="T8">void </text:span><text:span text:style-name="T13">outputSymbolCodeTable</text:span><text:span text:style-name="T10">(</text:span><text:span text:style-name="T9">vector</text:span><text:span text:style-name="T10">&lt;</text:span><text:span text:style-name="T9">SymbolCode</text:span><text:span text:style-name="T10">&gt; &amp;symbolCodeTable) {</text:span><text:line-break/><text:soft-page-break/><text:span text:style-name="T10"> <text:s/></text:span><text:span text:style-name="T8">for </text:span><text:span text:style-name="T10">(</text:span><text:span text:style-name="T8">auto </text:span><text:span text:style-name="T10">&amp;i: symbolCodeTable)</text:span><text:line-break/><text:span text:style-name="T10"> <text:s text:c="3"/>cout </text:span><text:span text:style-name="T15">&lt;&lt; </text:span><text:span text:style-name="T10">setprecision(</text:span><text:span text:style-name="T14">4</text:span><text:span text:style-name="T10">) </text:span><text:span text:style-name="T15">&lt;&lt; </text:span><text:span text:style-name="T10">i.</text:span><text:span text:style-name="T12">symbol </text:span><text:span text:style-name="T15">&lt;&lt; </text:span><text:span text:style-name="T7">' ' </text:span><text:span text:style-name="T15">&lt;&lt; </text:span><text:span text:style-name="T10">i.</text:span><text:span text:style-name="T12">probability </text:span><text:span text:style-name="T15">&lt;&lt; </text:span><text:span text:style-name="T7">' ' </text:span><text:span text:style-name="T15">&lt;&lt; </text:span><text:span text:style-name="T10">i.</text:span><text:span text:style-name="T12">code</text:span><text:line-break/><text:span text:style-name="T12"> <text:s text:c="8"/></text:span><text:span text:style-name="T15">&lt;&lt; </text:span><text:span text:style-name="T10">endl</text:span><text:span text:style-name="T8">;</text:span><text:line-break/><text:span text:style-name="T10">}</text:span><text:line-break/><text:line-break/><text:span text:style-name="T8">void </text:span><text:span text:style-name="T13">squeezeMessage</text:span><text:span text:style-name="T10">(</text:span><text:span text:style-name="T9">vector</text:span><text:span text:style-name="T10">&lt;</text:span><text:span text:style-name="T9">SymbolCode</text:span><text:span text:style-name="T10">&gt; &amp;symbolCodeTable) {</text:span><text:line-break/><text:span text:style-name="T10"> <text:s/></text:span><text:span text:style-name="T8">for </text:span><text:span text:style-name="T10">(</text:span><text:span text:style-name="T8">auto </text:span><text:span text:style-name="T10">i: message)</text:span><text:line-break/><text:span text:style-name="T10"> <text:s text:c="3"/></text:span><text:span text:style-name="T8">for </text:span><text:span text:style-name="T10">(</text:span><text:span text:style-name="T8">auto </text:span><text:span text:style-name="T10">&amp;j: symbolCodeTable)</text:span><text:line-break/><text:span text:style-name="T10"> <text:s text:c="5"/></text:span><text:span text:style-name="T8">if </text:span><text:span text:style-name="T10">(j.</text:span><text:span text:style-name="T12">symbol </text:span><text:span text:style-name="T10">== i)</text:span><text:line-break/><text:span text:style-name="T10"> <text:s text:c="7"/>cout </text:span><text:span text:style-name="T15">&lt;&lt; </text:span><text:span text:style-name="T10">j.</text:span><text:span text:style-name="T12">code </text:span><text:span text:style-name="T15">&lt;&lt; </text:span><text:span text:style-name="T7">"'"</text:span><text:span text:style-name="T8">;</text:span><text:line-break/><text:span text:style-name="T8"> <text:s/></text:span><text:span text:style-name="T10">cout </text:span><text:span text:style-name="T15">&lt;&lt; </text:span><text:span text:style-name="T10">endl</text:span><text:span text:style-name="T8">;</text:span><text:line-break/><text:span text:style-name="T10">}</text:span><text:line-break/><text:line-break/><text:span text:style-name="T8">float </text:span><text:span text:style-name="T13">compressionRatio</text:span><text:span text:style-name="T10">(</text:span><text:span text:style-name="T9">vector</text:span><text:span text:style-name="T10">&lt;</text:span><text:span text:style-name="T9">SymbolCode</text:span><text:span text:style-name="T10">&gt; &amp;symbolCodeTable) {</text:span><text:line-break/><text:span text:style-name="T10"> <text:s/></text:span><text:span text:style-name="T8">int </text:span><text:span text:style-name="T10">compressionMessageSize = </text:span><text:span text:style-name="T14">0</text:span><text:span text:style-name="T8">;</text:span><text:line-break/><text:span text:style-name="T8"> <text:s/>for </text:span><text:span text:style-name="T10">(</text:span><text:span text:style-name="T8">auto </text:span><text:span text:style-name="T10">i: message)</text:span><text:line-break/><text:span text:style-name="T10"> <text:s text:c="3"/></text:span><text:span text:style-name="T8">for </text:span><text:span text:style-name="T10">(</text:span><text:span text:style-name="T8">auto </text:span><text:span text:style-name="T10">&amp;j: symbolCodeTable)</text:span><text:line-break/><text:span text:style-name="T10"> <text:s text:c="5"/></text:span><text:span text:style-name="T8">if </text:span><text:span text:style-name="T10">(j.</text:span><text:span text:style-name="T12">symbol </text:span><text:span text:style-name="T10">== i)</text:span><text:line-break/><text:span text:style-name="T10"> <text:s text:c="7"/>compressionMessageSize += j.</text:span><text:span text:style-name="T12">code</text:span><text:span text:style-name="T10">.size()</text:span><text:span text:style-name="T8">;</text:span><text:line-break/><text:span text:style-name="T8"> <text:s/>return </text:span><text:span text:style-name="T10">(</text:span><text:span text:style-name="T8">float</text:span><text:span text:style-name="T10">) (length * </text:span><text:span text:style-name="T14">8</text:span><text:span text:style-name="T10">) / (</text:span><text:span text:style-name="T8">float</text:span><text:span text:style-name="T10">) compressionMessageSize</text:span><text:span text:style-name="T8">;</text:span><text:line-break/><text:span text:style-name="T10">}</text:span><text:line-break/><text:line-break/><text:span text:style-name="T8">double </text:span><text:span text:style-name="T13">dispersion</text:span><text:span text:style-name="T10">(</text:span><text:span text:style-name="T9">vector</text:span><text:span text:style-name="T10">&lt;</text:span><text:span text:style-name="T9">SymbolCode</text:span><text:span text:style-name="T10">&gt; &amp;symbolCodeTable) {</text:span><text:line-break/><text:span text:style-name="T10"> <text:s/></text:span><text:span text:style-name="T8">double </text:span><text:span text:style-name="T10">res = </text:span><text:span text:style-name="T14">0</text:span><text:span text:style-name="T8">;</text:span><text:line-break/><text:span text:style-name="T8"> <text:s/>for </text:span><text:span text:style-name="T10">(</text:span><text:span text:style-name="T8">auto </text:span><text:span text:style-name="T10">&amp;i:symbolCodeTable)</text:span><text:line-break/><text:span text:style-name="T10"> <text:s text:c="3"/>res += pow(log(i.</text:span><text:span text:style-name="T12">probability</text:span><text:span text:style-name="T10">)</text:span><text:span text:style-name="T8">,</text:span><text:span text:style-name="T14">2</text:span><text:span text:style-name="T10">) * i.</text:span><text:span text:style-name="T12">probability</text:span><text:span text:style-name="T8">;</text:span><text:line-break/><text:span text:style-name="T8"> <text:s/>return </text:span><text:span text:style-name="T10">res</text:span><text:span text:style-name="T8">;</text:span><text:line-break/><text:span text:style-name="T10">}</text:span><text:line-break/><text:line-break/><text:span text:style-name="T8">int </text:span><text:span text:style-name="T13">main</text:span><text:span text:style-name="T10">() {</text:span><text:line-break/><text:span text:style-name="T10"> <text:s/>setlocale(</text:span><text:span text:style-name="T16">LC_ALL</text:span><text:span text:style-name="T8">,</text:span><text:span text:style-name="T7">"Russian"</text:span><text:span text:style-name="T10">)</text:span><text:span text:style-name="T8">;</text:span><text:line-break/><text:span text:style-name="T8"> <text:s/></text:span><text:span text:style-name="T10">SetConsoleCP(</text:span><text:span text:style-name="T14">1251</text:span><text:span text:style-name="T10">)</text:span><text:span text:style-name="T8">;</text:span><text:line-break/><text:span text:style-name="T8"> <text:s/></text:span><text:span text:style-name="T10">SetConsoleOutputCP(</text:span><text:span text:style-name="T14">1251</text:span><text:span text:style-name="T10">)</text:span><text:span text:style-name="T8">;</text:span><text:line-break/><text:span text:style-name="T8"> <text:s/></text:span><text:span text:style-name="T9">vector</text:span><text:span text:style-name="T10">&lt;</text:span><text:span text:style-name="T9">SymbolCode</text:span><text:span text:style-name="T10">&gt; symbolCodeTable</text:span><text:span text:style-name="T8">;</text:span><text:line-break/><text:span text:style-name="T8"> <text:s/></text:span><text:span text:style-name="T10">readMessage(symbolCodeTable)</text:span><text:span text:style-name="T8">;</text:span><text:line-break/><text:span text:style-name="T8"> <text:s/></text:span><text:span text:style-name="T10">sort(symbolCodeTable)</text:span><text:span text:style-name="T8">;</text:span><text:line-break/><text:span text:style-name="T8"> <text:s/></text:span><text:span text:style-name="T10">CodesForSymbolCodesTable(symbolCodeTable)</text:span><text:span text:style-name="T8">;</text:span><text:line-break/><text:span text:style-name="T8"> <text:s/></text:span><text:span text:style-name="T10">outputSymbolCodeTable(symbolCodeTable)</text:span><text:span text:style-name="T8">;</text:span><text:line-break/><text:span text:style-name="T8"> <text:s/></text:span><text:span text:style-name="T10">squeezeMessage(symbolCodeTable)</text:span><text:span text:style-name="T8">;</text:span><text:line-break/><text:span text:style-name="T8"> <text:s/></text:span><text:span text:style-name="T10">cout </text:span><text:span text:style-name="T15">&lt;&lt; </text:span><text:span text:style-name="T10">compressionRatio(symbolCodeTable) </text:span><text:span text:style-name="T15">&lt;&lt; </text:span><text:span text:style-name="T10">endl</text:span><text:span text:style-name="T8">;</text:span><text:line-break/><text:span text:style-name="T8"> <text:s/></text:span><text:span text:style-name="T10">cout </text:span><text:span text:style-name="T15">&lt;&lt; </text:span><text:span text:style-name="T10">dispersion(symbolCodeTable)</text:span><text:span text:style-name="T8">;</text:span><text:line-break/><text:line-break/><text:span text:style-name="T8"> <text:s/>return </text:span><text:span text:style-name="T14">0</text:span><text:span text:style-name="T8">;</text:span><text:line-break/><text:span text:style-name="T10">}</text:span><text:line-break/></text:p>
      <text:p text:style-name="P9"/>
      <text:p text:style-name="P9"/>
      <text:p text:style-name="P9"><text:soft-page-break/>Кодировка:</text:p>
      <text:p text:style-name="P11"><text:s text:c="2"/>0.1698 000</text:p>
      <text:p text:style-name="P11">а 0.09434 001</text:p>
      <text:p text:style-name="P11">и 0.0566 01000</text:p>
      <text:p text:style-name="P11">л 0.0566 01001</text:p>
      <text:p text:style-name="P11">в 0.03774 0101</text:p>
      <text:p text:style-name="P11">ы 0.03774 01100</text:p>
      <text:p text:style-name="P11">р 0.03774 01101</text:p>
      <text:p text:style-name="P11">г 0.01887 0111</text:p>
      <text:p text:style-name="P11">ж 0.01887 100000</text:p>
      <text:p text:style-name="P11">ч 0.01887 100001</text:p>
      <text:p text:style-name="P11">щ 0.01887 100010</text:p>
      <text:p text:style-name="P11">б 0.01887 100011</text:p>
      <text:p text:style-name="P11">х 0.01887 100100</text:p>
      <text:p text:style-name="P11">ц 0.01887 100101</text:p>
      <text:p text:style-name="P11">т 0.01887 10011</text:p>
      <text:p text:style-name="P11">ю 0.01887 101000</text:p>
      <text:p text:style-name="P11">у 0.01887 101001</text:p>
      <text:p text:style-name="P11">с 0.01887 10101</text:p>
      <text:p text:style-name="P11">? 0.01887 101100</text:p>
      <text:p text:style-name="P11">д 0.01887 101101</text:p>
      <text:p text:style-name="P11">н 0.01887 10111</text:p>
      <text:p text:style-name="P11">о 0.01887 110000</text:p>
      <text:p text:style-name="P11">ф 0.01887 110001</text:p>
      <text:p text:style-name="P11">ь 0.01887 110010</text:p>
      <text:p text:style-name="P11">ш 0.01887 110011</text:p>
      <text:p text:style-name="P11">й 0.01887 110100</text:p>
      <text:p text:style-name="P11">э 0.01887 110101</text:p>
      <text:p text:style-name="P11">к 0.01887 11011</text:p>
      <text:p text:style-name="P11">з 0.01887 111000</text:p>
      <text:p text:style-name="P11">е 0.01887 111001</text:p>
      <text:p text:style-name="P11">м 0.01887 11101</text:p>
      <text:p text:style-name="P11">п 0.01887 111100</text:p>
      <text:p text:style-name="P11">я 0.01887 111101</text:p>
      <text:p text:style-name="P11">! 0.01887 11111</text:p>
      <text:p text:style-name="P11"/>
      <text:p text:style-name="P9"><text:soft-page-break/>Закодированное сообщение:</text:p>
      <text:p text:style-name="P11">0101'000'100001'001'100010'001'100100'000'101000'0111'001'000'100000'01000'01001'000'100011'01100'000'100101'01000'10011'01101'101001'10101'101100'000'101101'001'000'10111'110000'000'110001'001'01001'110010'110011'01000'0101'01100'110100'000'110101'11011'111000'111001'11101'111100'01001'111101'01101'11111'</text:p>
      <text:p text:style-name="P11"/>
      <text:p text:style-name="P9">Для полученного кода рассчитать показатели коэффициента сжатия и дисперсии.</text:p>
      <text:p text:style-name="P11">Коэффициент сжатия: 1.669</text:p>
      <text:p text:style-name="P11">Дисперсия: 11.24</text:p>
      <text:p text:style-name="P11"/>
      <text:p text:style-name="P11">2. Построить код для сообщения, содержащего строку «Victoria nullaest, Quam quae confessos animo quoque subjugat hostes»</text:p>
      <text:p text:style-name="P9">Кодировка:</text:p>
      <text:p text:style-name="P11"><text:s text:c="2"/>0.1324 0000</text:p>
      <text:p text:style-name="P11">u 0.1029 0001</text:p>
      <text:p text:style-name="P11">s 0.1029 001</text:p>
      <text:p text:style-name="P11">o 0.08824 010</text:p>
      <text:p text:style-name="P11">a 0.08824 011</text:p>
      <text:p text:style-name="P11">e 0.07353 1000</text:p>
      <text:p text:style-name="P11">t 0.05882 1001</text:p>
      <text:p text:style-name="P11">n 0.04412 10100</text:p>
      <text:p text:style-name="P11">i 0.04412 10101</text:p>
      <text:p text:style-name="P11">q 0.04412 1011</text:p>
      <text:p text:style-name="P11">l 0.02941 11000</text:p>
      <text:p text:style-name="P11">c 0.02941 11001</text:p>
      <text:p text:style-name="P11">m 0.02941 11010</text:p>
      <text:p text:style-name="P11">, 0.01471 110110</text:p>
      <text:p text:style-name="P11">Q 0.01471 110111</text:p>
      <text:p text:style-name="P11">r 0.01471 111000</text:p>
      <text:p text:style-name="P11">V 0.01471 111001</text:p>
      <text:p text:style-name="P11">f 0.01471 111010</text:p>
      <text:p text:style-name="P11">b 0.01471 111011</text:p>
      <text:p text:style-name="P11">j 0.01471 111100</text:p>
      <text:p text:style-name="P11">g 0.01471 111101</text:p>
      <text:p text:style-name="P11"><text:soft-page-break/>h 0.01471 11111</text:p>
      <text:p text:style-name="P11"/>
      <text:p text:style-name="P9">Закодированное сообщение:</text:p>
      <text:p text:style-name="P11">111001'10101'11001'1001'010'111000'10101'011'0000'10100'0001'11000'11000'011'0000'1000'001'1001'110110'0000'110111'0001'011'11010'0000'1011'0001'011'1000'0000'11001'010'10100'111010'1000'001'001'010'001'0000'011'10100'10101'11010'010'0000'1011'0001'010'1011'0001'1000'0000'001'0001'111011'111100'0001'111101'011'1001'0000'11111'010'001'1001'1000'001'</text:p>
      <text:p text:style-name="P11"/>
      <text:p text:style-name="P9">Для полученного кода рассчитать показатели коэффициента сжатия и дисперсии:</text:p>
      <text:p text:style-name="P9"/>
      <text:p text:style-name="P11">Коэффициент сжатия: 1.929</text:p>
      <text:p text:style-name="P11">Дисперсия: 8.362</text:p>
      <text:p text:style-name="P11"/>
      <text:p text:style-name="P11">3. Получить кодовые представления сообщений из пунктов 1 и 2 задания по методу Хаффмана. Сравнить полученные результаты с методом Шеннона-Фано по показателям сжатия и дисперсии. Сделать соответствующие выводы.</text:p>
      <text:p text:style-name="P11"/>
      <text:p text:style-name="P11">в чащах юга жил бы цитрус? да но фальшивый экземпляр!:<text:line-break/>Коэффициент сжатия: <text:s/>0.591981132<text:line-break/>Дисперсия: <text:s/>0,729981<text:line-break/><text:line-break/>Victoria nulla est, Quam quae confessos animo quoque subjugat hostes:<text:line-break/>Коэффициент сжатия: <text:s/>0,511029411<text:line-break/>Дисперсия: <text:s/>0,494129</text:p>
      <text:p text:style-name="P11"/>
      <text:p text:style-name="P11"><text:span text:style-name="T17">Вывод:</text:span> в ходе лабораторной работы мы изучили коды Шеннона-Фано, написали программу для кодирования сообщения методом Шеннона-Фано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, 'Times New Roman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3T09:13:10.497000000</meta:creation-date>
    <meta:generator>LibreOffice/7.2.0.4$Windows_X86_64 LibreOffice_project/9a9c6381e3f7a62afc1329bd359cc48accb6435b</meta:generator>
    <dc:date>2023-03-26T23:33:51.705000000</dc:date>
    <meta:editing-duration>PT6H11M37S</meta:editing-duration>
    <meta:editing-cycles>1</meta:editing-cycles>
    <meta:document-statistic meta:table-count="0" meta:image-count="0" meta:object-count="0" meta:page-count="7" meta:paragraph-count="87" meta:word-count="733" meta:character-count="6623" meta:non-whitespace-character-count="5664"/>
  </office:meta>
</office:document-meta>
</file>